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officeooo:rsid="001b2420" officeooo:paragraph-rsid="001b2420"/>
    </style:style>
    <style:style style:name="P2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fo:font-size="15pt" fo:font-weight="bold" officeooo:rsid="002db4ba" officeooo:paragraph-rsid="002db4ba" style:font-size-asian="13.1000003814697pt" style:font-weight-asian="bold" style:font-size-complex="15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4cm" style:auto-text-indent="false" style:page-number="auto" fo:background-color="transparent"/>
      <style:text-properties fo:font-size="16pt" fo:font-weight="bold" officeooo:rsid="001dffb8" officeooo:paragraph-rsid="001dffb8" style:font-size-asian="16pt" style:font-weight-asian="bold" style:font-size-complex="16pt" style:font-weight-complex="bold"/>
    </style:style>
    <style:style style:name="P4" style:family="paragraph" style:parent-style-name="Meu_20_estilo_20_1" style:master-page-name="">
      <loext:graphic-properties draw:fill="none"/>
      <style:paragraph-properties fo:margin-left="0cm" fo:margin-right="0cm" fo:text-indent="0.3cm" style:auto-text-indent="false" style:page-number="auto" fo:background-color="transparent"/>
      <style:text-properties fo:font-size="13pt" fo:font-weight="bold" officeooo:rsid="001f7727" officeooo:paragraph-rsid="001f7727" style:font-size-asian="11.3500003814697pt" style:font-weight-asian="bold" style:font-size-complex="13pt" style:font-weight-complex="bold"/>
    </style:style>
    <style:style style:name="P5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3pt" fo:font-weight="bold" officeooo:rsid="001f7727" officeooo:paragraph-rsid="001f7727" style:font-size-asian="11.3500003814697pt" style:font-weight-asian="bold" style:font-size-complex="13pt" style:font-weight-complex="bold"/>
    </style:style>
    <style:style style:name="P6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3pt" fo:font-weight="bold" officeooo:rsid="001f7727" officeooo:paragraph-rsid="002803fd" style:font-size-asian="11.3500003814697pt" style:font-weight-asian="bold" style:font-size-complex="13pt" style:font-weight-complex="bold"/>
    </style:style>
    <style:style style:name="P7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2pt" fo:font-weight="bold" officeooo:rsid="001f7727" officeooo:paragraph-rsid="001f7727" style:font-size-asian="10.5pt" style:font-weight-asian="bold" style:font-size-complex="12pt" style:font-weight-complex="bold"/>
    </style:style>
    <style:style style:name="P8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2pt" fo:font-weight="bold" officeooo:rsid="0021498c" officeooo:paragraph-rsid="0021498c" style:font-size-asian="10.5pt" style:font-weight-asian="bold" style:font-size-complex="12pt" style:font-weight-complex="bold"/>
    </style:style>
    <style:style style:name="P9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2pt" fo:font-weight="bold" officeooo:rsid="0021498c" officeooo:paragraph-rsid="002db4ba" style:font-size-asian="10.5pt" style:font-weight-asian="bold" style:font-size-complex="12pt" style:font-weight-complex="bold"/>
    </style:style>
    <style:style style:name="P10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2pt" fo:font-weight="bold" officeooo:rsid="00269d5c" officeooo:paragraph-rsid="002db4ba" style:font-size-asian="10.5pt" style:font-weight-asian="bold" style:font-size-complex="12pt" style:font-weight-complex="bold"/>
    </style:style>
    <style:style style:name="P11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2pt" fo:font-weight="bold" officeooo:rsid="002803fd" officeooo:paragraph-rsid="002803fd" style:font-size-asian="10.5pt" style:font-weight-asian="bold" style:font-size-complex="12pt" style:font-weight-complex="bold"/>
    </style:style>
    <style:style style:name="P12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2pt" fo:font-weight="bold" officeooo:rsid="00289acd" officeooo:paragraph-rsid="00289acd" style:font-size-asian="10.5pt" style:font-weight-asian="bold" style:font-size-complex="12pt" style:font-weight-complex="bold"/>
    </style:style>
    <style:style style:name="P13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2pt" fo:font-weight="bold" officeooo:rsid="002a1492" officeooo:paragraph-rsid="002a1492" style:font-size-asian="10.5pt" style:font-weight-asian="bold" style:font-size-complex="12pt" style:font-weight-complex="bold"/>
    </style:style>
    <style:style style:name="P14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2pt" fo:font-weight="bold" officeooo:rsid="002a9614" officeooo:paragraph-rsid="002a9614" style:font-size-asian="10.5pt" style:font-weight-asian="bold" style:font-size-complex="12pt" style:font-weight-complex="bold"/>
    </style:style>
    <style:style style:name="P15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2pt" fo:font-weight="bold" officeooo:rsid="002d1260" officeooo:paragraph-rsid="002d1260" style:font-size-asian="10.5pt" style:font-weight-asian="bold" style:font-size-complex="12pt" style:font-weight-complex="bold"/>
    </style:style>
    <style:style style:name="P16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2pt" fo:font-weight="normal" officeooo:rsid="002ee393" officeooo:paragraph-rsid="002ee393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loext:graphic-properties draw:fill="none"/>
      <style:paragraph-properties fo:background-color="transparent"/>
      <style:text-properties fo:font-size="14pt" fo:font-weight="normal" officeooo:rsid="002db4ba" officeooo:paragraph-rsid="002db4ba" style:font-size-asian="12.25pt" style:font-weight-asian="normal" style:font-size-complex="14pt" style:font-weight-complex="normal"/>
    </style:style>
    <style:style style:name="P18" style:family="paragraph" style:parent-style-name="Standard" style:list-style-name="L1">
      <loext:graphic-properties draw:fill="none"/>
      <style:paragraph-properties fo:background-color="transparent"/>
      <style:text-properties fo:font-size="14pt" fo:font-weight="normal" officeooo:rsid="003055eb" officeooo:paragraph-rsid="003055eb" style:font-size-asian="12.25pt" style:font-weight-asian="normal" style:font-size-complex="14pt" style:font-weight-complex="normal"/>
    </style:style>
    <style:style style:name="P19" style:family="paragraph" style:parent-style-name="Meu_20_estilo_20_1" style:list-style-name="L2">
      <loext:graphic-properties draw:fill="none"/>
      <style:paragraph-properties fo:background-color="transparent"/>
      <style:text-properties fo:font-size="12pt" fo:font-weight="normal" officeooo:rsid="00269d5c" officeooo:paragraph-rsid="002db4ba" style:font-size-asian="10.5pt" style:font-weight-asian="normal" style:font-size-complex="12pt" style:font-weight-complex="normal"/>
    </style:style>
    <style:style style:name="P20" style:family="paragraph" style:parent-style-name="Meu_20_estilo_20_1" style:list-style-name="L3">
      <loext:graphic-properties draw:fill="none"/>
      <style:paragraph-properties fo:background-color="transparent"/>
      <style:text-properties fo:font-size="12pt" fo:font-weight="normal" officeooo:rsid="00269d5c" officeooo:paragraph-rsid="002db4ba" style:font-size-asian="10.5pt" style:font-weight-asian="normal" style:font-size-complex="12pt" style:font-weight-complex="normal"/>
    </style:style>
    <style:style style:name="P21" style:family="paragraph" style:parent-style-name="Meu_20_estilo_20_1" style:list-style-name="L3">
      <loext:graphic-properties draw:fill="none"/>
      <style:paragraph-properties fo:background-color="transparent"/>
      <style:text-properties officeooo:rsid="002db4ba" officeooo:paragraph-rsid="002db4ba"/>
    </style:style>
    <style:style style:name="P22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2pt" fo:font-weight="normal" officeooo:rsid="002803fd" officeooo:paragraph-rsid="001f7727" style:font-size-asian="10.5pt" style:font-weight-asian="normal" style:font-size-complex="12pt" style:font-weight-complex="normal"/>
    </style:style>
    <style:style style:name="P23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2pt" fo:font-weight="normal" officeooo:rsid="002803fd" officeooo:paragraph-rsid="002803fd" style:font-size-asian="10.5pt" style:font-weight-asian="normal" style:font-size-complex="12pt" style:font-weight-complex="normal"/>
    </style:style>
    <style:style style:name="P24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2pt" fo:font-weight="normal" officeooo:rsid="00289acd" officeooo:paragraph-rsid="002803fd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95da" style:font-weight-asian="normal" style:font-weight-complex="normal"/>
    </style:style>
    <style:style style:name="T3" style:family="text">
      <style:text-properties fo:font-weight="normal" officeooo:rsid="00289acd" style:font-weight-asian="normal" style:font-weight-complex="normal"/>
    </style:style>
    <style:style style:name="T4" style:family="text">
      <style:text-properties fo:font-weight="normal" officeooo:rsid="002a9614" style:font-weight-asian="normal" style:font-weight-complex="normal"/>
    </style:style>
    <style:style style:name="T5" style:family="text">
      <style:text-properties fo:font-weight="normal" officeooo:rsid="002b9d27" style:font-weight-asian="normal" style:font-weight-complex="normal"/>
    </style:style>
    <style:style style:name="T6" style:family="text">
      <style:text-properties fo:font-weight="normal" officeooo:rsid="002d1260" style:font-weight-asian="normal" style:font-weight-complex="normal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69d5c" style:font-size-asian="10.5pt" style:font-weight-asian="normal" style:font-size-complex="12pt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radores</text:p>
      <text:p text:style-name="P1"/>
      <text:p text:style-name="P2">Precedência:</text:p>
      <text:p text:style-name="P2"/>
      <text:list xml:id="list4235769040" text:style-name="L1">
        <text:list-item>
          <text:p text:style-name="P17">Aritméticos</text:p>
        </text:list-item>
        <text:list-item>
          <text:p text:style-name="P17">Relacionais</text:p>
        </text:list-item>
        <text:list-item>
          <text:p text:style-name="P17">Lógicos</text:p>
        </text:list-item>
        <text:list-item>
          <text:p text:style-name="P18">Ternário</text:p>
        </text:list-item>
      </text:list>
      <text:p text:style-name="P1"/>
      <text:p text:style-name="P4"/>
      <text:p text:style-name="P5">Aritméticos</text:p>
      <text:p text:style-name="P5"/>
      <text:p text:style-name="P8">+ <text:span text:style-name="T1">→ Soma</text:span></text:p>
      <text:p text:style-name="P8">- <text:span text:style-name="T1">→ Subtração</text:span></text:p>
      <text:p text:style-name="P8">* <text:span text:style-name="T1">→ Multiplicação</text:span></text:p>
      <text:p text:style-name="P8">/ <text:span text:style-name="T1">→ Divisão</text:span></text:p>
      <text:p text:style-name="P8">% <text:span text:style-name="T1">→ Resto </text:span><text:span text:style-name="T2">da Divisão Inteira</text:span></text:p>
      <text:p text:style-name="P8">** <text:span text:style-name="T1">→ Potência</text:span></text:p>
      <text:p text:style-name="P8"/>
      <text:p text:style-name="P10">Precedência:</text:p>
      <text:list xml:id="list3454301536" text:style-name="L2">
        <text:list-item>
          <text:p text:style-name="P19">()</text:p>
        </text:list-item>
        <text:list-item>
          <text:p text:style-name="P19">** </text:p>
        </text:list-item>
        <text:list-item>
          <text:p text:style-name="P19">*, /, %</text:p>
        </text:list-item>
        <text:list-item>
          <text:p text:style-name="P19">+, -</text:p>
        </text:list-item>
      </text:list>
      <text:p text:style-name="P5"/>
      <text:p text:style-name="P5"/>
      <text:p text:style-name="P5"/>
      <text:p text:style-name="P5"/>
      <text:p text:style-name="P5">Atribuição</text:p>
      <text:p text:style-name="P22"/>
      <text:p text:style-name="P11">Atribuição Simples → <text:span text:style-name="T1">var n = 3</text:span></text:p>
      <text:p text:style-name="P23"/>
      <text:p text:style-name="P11">Auto-atribuição<text:span text:style-name="T1"> → n </text:span><text:span text:style-name="T3">+= 4 (n = n + 4)</text:span></text:p>
      <text:p text:style-name="P24"/>
      <text:p text:style-name="P12">Incremento<text:span text:style-name="T9"> → x++ e x--</text:span></text:p>
      <text:p text:style-name="P11"/>
      <text:p text:style-name="P23"/>
      <text:p text:style-name="P23"/>
      <text:p text:style-name="P6"/>
      <text:p text:style-name="P5">Relacionais</text:p>
      <text:p text:style-name="P5"/>
      <text:p text:style-name="P13">&lt;<text:span text:style-name="T1"> → Menor</text:span></text:p>
      <text:p text:style-name="P13">&gt;<text:span text:style-name="T1"> → Maior</text:span></text:p>
      <text:p text:style-name="P13">&lt;=<text:span text:style-name="T1"> → Menor ou Igual</text:span></text:p>
      <text:p text:style-name="P13">&gt;=<text:span text:style-name="T1"> → Maior ou Igual</text:span></text:p>
      <text:p text:style-name="P13">==<text:span text:style-name="T1"> → Igual</text:span><text:span text:style-name="T4">dade</text:span><text:span text:style-name="T1"> </text:span><text:span text:style-name="T4">(NOTA: 5==‘5’ → true)</text:span></text:p>
      <text:p text:style-name="P13">!=<text:span text:style-name="T1"> → Diferente</text:span></text:p>
      <text:p text:style-name="P14">===<text:span text:style-name="T1"> → Igualdade Restrita ou Identidade </text:span><text:span text:style-name="T5">(NOTA: 5===‘5’ → false)</text:span></text:p>
      <text:p text:style-name="P5"/>
      <text:p text:style-name="P5"/>
      <text:p text:style-name="P5"><text:soft-page-break/></text:p>
      <text:p text:style-name="P5">Lógicos</text:p>
      <text:p text:style-name="P5"/>
      <text:p text:style-name="P7">!<text:span text:style-name="T1"> →</text:span><text:span text:style-name="T6"> Negação (Não)</text:span></text:p>
      <text:p text:style-name="P15">&amp;&amp;<text:span text:style-name="T1"> → Conjunção (E)</text:span></text:p>
      <text:p text:style-name="P15">||<text:span text:style-name="T1"> → Disjunção (Ou)</text:span></text:p>
      <text:p text:style-name="P9"/>
      <text:p text:style-name="P10">Precedência:</text:p>
      <text:list xml:id="list861583313" text:style-name="L3">
        <text:list-item>
          <text:p text:style-name="P20">!</text:p>
        </text:list-item>
        <text:list-item>
          <text:p text:style-name="P21"><text:span text:style-name="T8">&amp;</text:span><text:span text:style-name="T7">&amp;</text:span></text:p>
        </text:list-item>
      </text:list>
      <text:p text:style-name="P5"/>
      <text:p text:style-name="P5"/>
      <text:p text:style-name="P5"/>
      <text:p text:style-name="P5">Ternário</text:p>
      <text:p text:style-name="P5"/>
      <text:p text:style-name="P16">Teste Lógico <text:span text:style-name="T10">? </text:span>Comandos se true <text:span text:style-name="T10">:</text:span> Comandos se fal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eu_20_estilo_20_1" style:display-name="Meu estilo 1" style:family="paragraph" style:parent-style-name="Standard">
      <loext:graphic-properties draw:fill="none" draw:fill-color="#729fcf"/>
      <style:paragraph-properties fo:margin-left="0cm" fo:margin-right="0cm" fo:text-indent="0.199cm" style:auto-text-indent="false" fo:background-color="transparent"/>
      <style:text-properties officeooo:rsid="001b242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0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4:02:52.481000000</meta:creation-date>
    <meta:generator>LibreOffice/6.0.7.3$Windows_X86_64 LibreOffice_project/dc89aa7a9eabfd848af146d5086077aeed2ae4a5</meta:generator>
    <meta:editing-duration>PT13H20M36S</meta:editing-duration>
    <meta:editing-cycles>18</meta:editing-cycles>
    <dc:title>Modelo 1</dc:title>
    <dc:date>2020-05-19T16:42:59.366000000</dc:date>
    <meta:document-statistic meta:table-count="0" meta:image-count="0" meta:object-count="0" meta:page-count="2" meta:paragraph-count="39" meta:word-count="133" meta:character-count="620" meta:non-whitespace-character-count="535"/>
    <meta:template xlink:type="simple" xlink:actuate="onRequest" xlink:title="Modelo 1" xlink:href="../../../../../../AppData/Roaming/LibreOffice/4/user/template/Modelo%201.ott" meta:date="2020-04-20T14:02:52.234000000"/>
  </office:meta>
</office:document-meta>
</file>